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408cm" fo:margin-left="-0.203cm" style:page-number="auto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2.457cm"/>
    </style:style>
    <style:style style:name="Tabela1.C" style:family="table-column">
      <style:table-column-properties style:column-width="3.522cm"/>
    </style:style>
    <style:style style:name="Tabela1.D" style:family="table-column">
      <style:table-column-properties style:column-width="1.669cm"/>
    </style:style>
    <style:style style:name="Tabela1.E" style:family="table-column">
      <style:table-column-properties style:column-width="3.565cm"/>
    </style:style>
    <style:style style:name="Tabela1.F" style:family="table-column">
      <style:table-column-properties style:column-width="1.6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e3a38" fo:padding-left="0.191cm" fo:padding-right="0.191cm" fo:padding-top="0cm" fo:padding-bottom="0cm" fo:border-left="none" fo:border-right="none" fo:border-top="none" fo:border-bottom="0.75pt solid #ffffff" style:writing-mode="lr-tb">
        <style:background-image/>
      </style:table-cell-properties>
    </style:style>
    <style:style style:name="Tabela1.A2" style:family="table-cell">
      <style:table-cell-properties style:vertical-align="top" fo:background-color="#cccccc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F2" style:family="table-cell">
      <style:table-cell-properties style:vertical-align="top" fo:background-color="#cccccc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Tabela1.A3" style:family="table-cell">
      <style:table-cell-properties style:vertical-align="top" fo:background-color="#e6e6e6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B3" style:family="table-cell">
      <style:table-cell-properties style:vertical-align="top" fo:background-color="#e6e6e6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cac76" officeooo:paragraph-rsid="000cac76"/>
    </style:style>
    <style:style style:name="P9" style:family="paragraph" style:parent-style-name="Standard">
      <style:paragraph-properties fo:margin-left="0.614cm" fo:margin-right="0cm" fo:text-indent="0cm" style:auto-text-indent="false"/>
    </style:style>
    <style:style style:name="P10" style:family="paragraph" style:parent-style-name="Standard" style:list-style-name="WW8Num3">
      <style:text-properties officeooo:paragraph-rsid="0014d7df"/>
    </style:style>
    <style:style style:name="P11" style:family="paragraph" style:parent-style-name="Standard" style:list-style-name="WW8Num3">
      <style:text-properties officeooo:paragraph-rsid="001626c6"/>
    </style:style>
    <style:style style:name="P12" style:family="paragraph" style:parent-style-name="Standard" style:list-style-name="WW8Num3">
      <style:text-properties fo:font-weight="normal" officeooo:paragraph-rsid="0014d7df" style:font-weight-asian="normal" style:font-weight-complex="normal"/>
    </style:style>
    <style:style style:name="P13" style:family="paragraph" style:parent-style-name="Standard" style:list-style-name="WW8Num3">
      <style:paragraph-properties fo:margin-top="0cm" fo:margin-bottom="0cm" style:contextual-spacing="true" fo:line-height="100%"/>
      <style:text-properties fo:color="#000000" fo:font-weight="normal" officeooo:rsid="0014bfff" officeooo:paragraph-rsid="0014d7df" style:font-weight-asian="normal" style:font-weight-complex="normal"/>
    </style:style>
    <style:style style:name="P14" style:family="paragraph" style:parent-style-name="Standard" style:list-style-name="WW8Num3">
      <style:paragraph-properties fo:margin-top="0cm" fo:margin-bottom="0cm" style:contextual-spacing="true" fo:line-height="100%"/>
      <style:text-properties fo:color="#000000" fo:font-weight="normal" officeooo:rsid="0014bfff" officeooo:paragraph-rsid="001626c6" style:font-weight-asian="normal" style:font-weight-complex="normal"/>
    </style:style>
    <style:style style:name="P15" style:family="paragraph" style:parent-style-name="List_20_Paragraph" style:list-style-name="WW8Num3">
      <style:text-properties fo:font-weight="bold" officeooo:paragraph-rsid="0014bfff" style:font-weight-asian="bold"/>
    </style:style>
    <style:style style:name="P16" style:family="paragraph" style:parent-style-name="List_20_Paragraph" style:list-style-name="WW8Num3">
      <style:text-properties fo:font-weight="bold" officeooo:paragraph-rsid="0014d7df" style:font-weight-asian="bold"/>
    </style:style>
    <style:style style:name="P17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paragraph-rsid="000cac76"/>
    </style:style>
    <style:style style:name="P18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rsid="000cac76" officeooo:paragraph-rsid="000cac76"/>
    </style:style>
    <style:style style:name="P19" style:family="paragraph" style:parent-style-name="List_20_Paragraph" style:list-style-name="WW8Num1">
      <style:paragraph-properties fo:margin-top="0cm" fo:margin-bottom="0cm" style:contextual-spacing="true" fo:line-height="100%"/>
      <style:text-properties fo:color="#000000" officeooo:rsid="0014bfff" officeooo:paragraph-rsid="0014bfff"/>
    </style:style>
    <style:style style:name="P20" style:family="paragraph" style:parent-style-name="List_20_Paragraph" style:list-style-name="WW8Num3">
      <style:paragraph-properties fo:margin-top="0cm" fo:margin-bottom="0cm" style:contextual-spacing="true" fo:line-height="100%"/>
      <style:text-properties fo:color="#000000" fo:font-weight="bold" officeooo:rsid="0014bfff" officeooo:paragraph-rsid="0014d7df" style:font-weight-asian="bold"/>
    </style:style>
    <style:style style:name="P21" style:family="paragraph" style:parent-style-name="List_20_Paragraph" style:list-style-name="WW8Num5">
      <style:paragraph-properties fo:margin-top="0cm" fo:margin-bottom="0cm" style:contextual-spacing="true" fo:line-height="100%"/>
    </style:style>
    <style:style style:name="P22" style:family="paragraph" style:parent-style-name="List_20_Paragraph" style:list-style-name="WW8Num5">
      <style:paragraph-properties fo:margin-top="0cm" fo:margin-bottom="0cm" style:contextual-spacing="true" fo:line-height="100%"/>
      <style:text-properties officeooo:paragraph-rsid="000cac76"/>
    </style:style>
    <style:style style:name="P23" style:family="paragraph" style:parent-style-name="List_20_Paragraph" style:list-style-name="WW8Num3">
      <style:paragraph-properties fo:margin-top="0cm" fo:margin-bottom="0cm" style:contextual-spacing="true" fo:line-height="100%"/>
      <style:text-properties officeooo:paragraph-rsid="0014d7df"/>
    </style:style>
    <style:style style:name="P24" style:family="paragraph" style:parent-style-name="List_20_Paragraph" style:list-style-name="WW8Num5">
      <style:paragraph-properties fo:margin-top="0cm" fo:margin-bottom="0cm" style:contextual-spacing="true" fo:line-height="100%"/>
      <style:text-properties officeooo:rsid="000d7123" officeooo:paragraph-rsid="000d7123"/>
    </style:style>
    <style:style style:name="T1" style:family="text">
      <style:text-properties officeooo:rsid="001085c9"/>
    </style:style>
    <style:style style:name="T2" style:family="text">
      <style:text-properties fo:color="#000000"/>
    </style:style>
    <style:style style:name="T3" style:family="text">
      <style:text-properties fo:color="#000000" officeooo:rsid="000cac76"/>
    </style:style>
    <style:style style:name="T4" style:family="text">
      <style:text-properties fo:color="#000000" officeooo:rsid="000e1fc0"/>
    </style:style>
    <style:style style:name="T5" style:family="text">
      <style:text-properties fo:color="#000000" officeooo:rsid="0014bfff"/>
    </style:style>
    <style:style style:name="T6" style:family="text">
      <style:text-properties fo:color="#000000" style:text-underline-style="solid" style:text-underline-width="auto" style:text-underline-color="font-color" officeooo:rsid="000e1fc0"/>
    </style:style>
    <style:style style:name="T7" style:family="text">
      <style:text-properties fo:color="#000000" officeooo:rsid="0014d7df"/>
    </style:style>
    <style:style style:name="T8" style:family="text">
      <style:text-properties officeooo:rsid="000cac76"/>
    </style:style>
    <style:style style:name="T9" style:family="text">
      <style:text-properties officeooo:rsid="000d7123"/>
    </style:style>
    <style:style style:name="T10" style:family="text">
      <style:text-properties officeooo:rsid="000e1fc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e1fc0"/>
    </style:style>
    <style:style style:name="T13" style:family="text">
      <style:text-properties officeooo:rsid="0014bfff"/>
    </style:style>
    <style:style style:name="T14" style:family="text">
      <style:text-properties officeooo:rsid="0014d7df"/>
    </style:style>
    <style:style style:name="T15" style:family="text">
      <style:text-properties style:text-underline-style="none"/>
    </style:style>
    <style:style style:name="T16" style:family="text">
      <style:text-properties officeooo:rsid="001626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4">ATA DE REUNIÃO – <text:span text:style-name="T8">SPRINT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Data </text:p>
          </table:table-cell>
          <table:table-cell table:style-name="Tabela1.A2" office:value-type="string">
            <text:p text:style-name="P7"><text:span text:style-name="T13">13</text:span>/<text:span text:style-name="T8">02</text:span>/<text:span text:style-name="T8">2016</text:span></text:p>
          </table:table-cell>
          <table:table-cell table:style-name="Tabela1.A2" office:value-type="string">
            <text:p text:style-name="P6">Horário de Início</text:p>
          </table:table-cell>
          <table:table-cell table:style-name="Tabela1.A2" office:value-type="string">
            <text:p text:style-name="P7"><text:span text:style-name="T13">08</text:span>:<text:span text:style-name="T8">00</text:span></text:p>
          </table:table-cell>
          <table:table-cell table:style-name="Tabela1.A2" office:value-type="string">
            <text:p text:style-name="P6">Horário de Término</text:p>
          </table:table-cell>
          <table:table-cell table:style-name="Tabela1.F2" office:value-type="string">
            <text:p text:style-name="P7"><text:span text:style-name="T13">11</text:span>:<text:span text:style-name="T13">40</text:span></text:p>
          </table:table-cell>
        </table:table-row>
        <table:table-row table:style-name="Tabela1.1">
          <table:table-cell table:style-name="Tabela1.A3" office:value-type="string">
            <text:p text:style-name="P5">Local</text:p>
          </table:table-cell>
          <table:table-cell table:style-name="Tabela1.B3" table:number-columns-spanned="5" office:value-type="string">
            <text:p text:style-name="P8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Participantes</text:p>
          </table:table-cell>
          <table:table-cell table:style-name="Tabela1.F2" table:number-columns-spanned="5" office:value-type="string">
            <text:list xml:id="list2081051943311241324" text:style-name="WW8Num5">
              <text:list-item>
                <text:p text:style-name="P17"><text:span text:style-name="T8">Pedro Victor</text:span> – <text:span text:style-name="T8">Development Team</text:span></text:p>
              </text:list-item>
              <text:list-item>
                <text:p text:style-name="P21"><text:span text:style-name="T3">Guilherme Caixeta</text:span><text:span text:style-name="T2"> – </text:span><text:span text:style-name="T3">Scrum Master e Product Owner</text:span></text:p>
              </text:list-item>
              <text:list-item>
                <text:p text:style-name="P22"><text:span text:style-name="T3">João Henrique</text:span><text:span text:style-name="T2"> – </text:span><text:span text:style-name="T3">Development Team</text:span></text:p>
              </text:list-item>
              <text:list-item>
                <text:p text:style-name="P18">Lucas Vinicios – Development Team</text:p>
              </text:list-item>
              <text:list-item>
                <text:p text:style-name="P24"><text:span text:style-name="T2">Gabriel Barbosa – </text:span><text:span text:style-name="T3">Development Team </text:span><text:span text:style-name="T2">e </text:span><text:span text:style-name="T3">Product Owner</text:span></text:p>
              </text:list-item>
              <text:list-item>
                <text:p text:style-name="P24"><text:span text:style-name="T3">I</text:span><text:span text:style-name="T2">gor Queiroz – </text:span><text:span text:style-name="T3">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5">Pauta</text:p>
          </table:table-cell>
          <table:table-cell table:style-name="Tabela1.B3" table:number-columns-spanned="5" office:value-type="string">
            <text:list xml:id="list8951036939094798618" text:style-name="WW8Num1">
              <text:list-item>
                <text:p text:style-name="P19">Correções da Sprint 2</text:p>
              </text:list-item>
              <text:list-item>
                <text:p text:style-name="P19">Melhorias nos Artefatos</text:p>
              </text:list-item>
              <text:list-item>
                <text:p text:style-name="P19">Adição de Novos Artefatos</text:p>
              </text:list-item>
              <text:list-item>
                <text:p text:style-name="P19">Revisão de Todos Artefatos</text:p>
              </text:list-item>
              <text:list-item>
                <text:p text:style-name="P19">Revisão da Planilha de Avaliação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xml:id="list6562281881951181289" text:style-name="WW8Num3">
        <text:list-item>
          <text:p text:style-name="P15">Discussões do assunto “<text:span text:style-name="T5">Correções da Sprint 2</text:span><text:span text:style-name="T4">”</text:span></text:p>
        </text:list-item>
      </text:list>
      <text:p text:style-name="P9"><text:span text:style-name="T15"><text:tab/></text:span><text:span text:style-name="T11">Decisão</text:span>: <text:span text:style-name="T9">Foi feita uma análise sobre os entregáveis da Sprint 2 e decido que cada <text:tab/>integrante melhorasse os documentos de sua responsabilidade, caso necessário.</text:span></text:p>
      <text:p text:style-name="P9"><text:span text:style-name="T15"><text:tab/></text:span><text:span text:style-name="T11">Compromissos</text:span>: <text:span text:style-name="T10">A Equipe se comprometeu a ler o que foi enviado e dar o retorno <text:tab/>quanto à necessidade de realizar melhorias.</text:span></text:p>
      <text:p text:style-name="Standard"/>
      <text:list xml:id="list153624127188102" text:continue-numbering="true" text:style-name="WW8Num3">
        <text:list-item>
          <text:p text:style-name="P15">Discussões do assunto “<text:span text:style-name="T5">Melhorias nos Artefatos</text:span><text:span text:style-name="T4">”</text:span></text:p>
        </text:list-item>
      </text:list>
      <text:p text:style-name="P9"><text:span text:style-name="T15"><text:tab/></text:span><text:span text:style-name="T11">Decisão</text:span>: <text:span text:style-name="T13">Artefatos que precisasse de melhorias, teriam que ser alterados.</text:span></text:p>
      <text:p text:style-name="P9"><text:span text:style-name="T15"><text:tab/></text:span><text:span text:style-name="T11">Compromissos</text:span>: <text:span text:style-name="T10">A Equipe se comprometeu a corrigir e melhorar os artefatos que <text:tab/>tivessem ficado fracos.</text:span></text:p>
      <text:p text:style-name="Standard"/>
      <text:list xml:id="list153624132167257" text:continue-numbering="true" text:style-name="WW8Num3">
        <text:list-item>
          <text:p text:style-name="P16">Discussões do assunto “<text:span text:style-name="T5">Adição de Novos Artefatos</text:span><text:span text:style-name="T4">”</text:span></text:p>
          <text:p text:style-name="P10"><text:span text:style-name="T11">Decisão</text:span>: <text:span text:style-name="T9">Caso fosse necessário, a Equipe adicionará novos artefatos, visando sanar as informações que faltaram.</text:span></text:p>
          <text:p text:style-name="P12"><text:span text:style-name="T6">Compromissos</text:span><text:span text:style-name="T4">: Cada integrante </text:span><text:span text:style-name="T7">leria novamente quais tarefas são necessárias para cumprir as metas do nível G com êxito e, caso falte algum artefato, documento e/ou informação</text:span><text:span text:style-name="T4">.</text:span></text:p>
          <text:p text:style-name="P12"><text:span text:style-name="T4"/></text:p>
        </text:list-item>
        <text:list-item>
          <text:p text:style-name="P20"><text:span text:style-name="T10">Revisão de Todos Artefatos</text:span></text:p>
          <text:p text:style-name="P20"/>
          <text:p text:style-name="P10"><text:soft-page-break/><text:span text:style-name="T11">Decisão</text:span>: <text:span text:style-name="T14">Todos integrantes ficaram de ler documento por documento a fim de que nenhum erro ou falta de informação passasse em branco.</text:span></text:p>
          <text:p text:style-name="P13"><text:span text:style-name="T12">Compromissos</text:span><text:span text:style-name="T10">: Cada integrante gastará um tempo lendo todos artefatos antes de ser concluída a Sprint 3.</text:span></text:p>
          <text:p text:style-name="P13"/>
          <text:p text:style-name="P20"><text:span text:style-name="T4"/></text:p>
        </text:list-item>
        <text:list-item>
          <text:p text:style-name="P20"><text:span text:style-name="T10">Revisão da Planilha de Avaliação</text:span></text:p>
          <text:p text:style-name="P11"><text:span text:style-name="T11">Decisão</text:span>: <text:span text:style-name="T16">Integrantes foram selecionados para validar e linkar as planilhas de GPR, GRE e GQA.</text:span></text:p>
          <text:p text:style-name="P14"><text:span text:style-name="T12">Compromissos</text:span><text:span text:style-name="T10">: Esses integrantes selecionados ficaram de validar o projeto como um todo, simulando os futuros avaliadores, que na próxima fase visualizarão o projeto SisComp e avaliarão se tudo está de acordo com o planejado.</text:span></text:p>
          <text:p text:style-name="P2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M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MP3" style:family="paragraph" style:parent-style-name="Header">
      <style:paragraph-properties fo:text-align="center" style:justify-single-word="false"/>
    </style:style>
    <style:style style:name="MT1" style:family="text">
      <style:text-properties officeooo:rsid="0014bfff"/>
    </style:style>
    <style:style style:name="MT2" style:family="text">
      <style:text-properties officeooo:rsid="001085c9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Ata de Reunião <text:span text:style-name="MT1">3</text:span> – SisComp</text:p>
            </table:table-cell>
            <table:table-cell table:style-name="Tabela2.B1" office:value-type="string">
              <text:p text:style-name="MP1">Responsável: Pedro Victor</text:p>
            </table:table-cell>
          </table:table-row>
          <table:table-row>
            <table:table-cell table:style-name="Tabela2.A2" office:value-type="string">
              <text:p text:style-name="MP1">Organização: Team</text:p>
            </table:table-cell>
            <table:table-cell table:style-name="Tabela2.B2" office:value-type="string">
              <text:p text:style-name="MP2">Data: <text:span text:style-name="MT2">14</text:span>/0<text:span text:style-name="MT2">2</text:span>/2016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DD</meta:initial-creator>
    <meta:creation-date>2011-09-27T16:29:00</meta:creation-date>
    <dc:date>2016-02-14T15:36:23.708000000</dc:date>
    <meta:editing-cycles>7</meta:editing-cycles>
    <meta:editing-duration>PT45M7S</meta:editing-duration>
    <meta:generator>LibreOffice/4.2.2.1$Windows_x86 LibreOffice_project/3be8cda0bddd8e430d8cda1ebfd581265cca5a0f</meta:generator>
    <meta:document-statistic meta:table-count="2" meta:image-count="0" meta:object-count="0" meta:page-count="2" meta:paragraph-count="41" meta:word-count="327" meta:character-count="2098" meta:non-whitespace-character-count="1811"/>
  </office:meta>
</office:document-meta>
</file>